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f5a9" officeooo:paragraph-rsid="001bf5a9"/>
    </style:style>
    <style:style style:name="P2" style:family="paragraph" style:parent-style-name="Standard">
      <style:text-properties fo:font-size="15pt" fo:font-weight="bold" officeooo:rsid="001bf5a9" officeooo:paragraph-rsid="001bf5a9" style:font-size-asian="15pt" style:font-weight-asian="bold" style:font-size-complex="15pt" style:font-weight-complex="bold"/>
    </style:style>
    <style:style style:name="P3" style:family="paragraph" style:parent-style-name="Standard">
      <style:text-properties fo:font-style="italic" fo:font-weight="bold" officeooo:rsid="001bf5a9" officeooo:paragraph-rsid="001bf5a9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size="14pt" fo:font-style="italic" fo:font-weight="bold" officeooo:rsid="001bf5a9" officeooo:paragraph-rsid="001bf5a9" style:font-size-asian="14pt" style:font-style-asian="italic" style:font-weight-asian="bold" style:font-size-complex="14pt" style:font-style-complex="italic" style:font-weight-complex="bold"/>
    </style:style>
    <style:style style:name="P5" style:family="paragraph" style:parent-style-name="Standard">
      <style:text-properties officeooo:rsid="001c65b8" officeooo:paragraph-rsid="0023f54c"/>
    </style:style>
    <style:style style:name="P6" style:family="paragraph" style:parent-style-name="Standard">
      <style:text-properties officeooo:rsid="00220d21" officeooo:paragraph-rsid="00220d21"/>
    </style:style>
    <style:style style:name="P7" style:family="paragraph" style:parent-style-name="Standard">
      <style:text-properties fo:font-size="14pt" officeooo:rsid="001bf5a9" officeooo:paragraph-rsid="001bf5a9" style:font-size-asian="14pt" style:font-size-complex="14pt"/>
    </style:style>
    <style:style style:name="P8" style:family="paragraph" style:parent-style-name="Standard">
      <style:text-properties fo:font-size="14pt" officeooo:rsid="0021869c" officeooo:paragraph-rsid="0021869c" style:font-size-asian="14pt" style:font-size-complex="14pt"/>
    </style:style>
    <style:style style:name="P9" style:family="paragraph" style:parent-style-name="Standard">
      <style:text-properties fo:font-size="14pt" officeooo:rsid="00220d21" officeooo:paragraph-rsid="00220d21" style:font-size-asian="14pt" style:font-size-complex="14pt"/>
    </style:style>
    <style:style style:name="P10" style:family="paragraph" style:parent-style-name="Standard">
      <style:text-properties fo:font-size="14pt" officeooo:rsid="0023f54c" officeooo:paragraph-rsid="0023f54c" style:font-size-asian="14pt" style:font-size-complex="14pt"/>
    </style:style>
    <style:style style:name="P11" style:family="paragraph" style:parent-style-name="Standard">
      <style:text-properties fo:font-size="14pt" fo:font-weight="bold" officeooo:rsid="001c65b8" officeooo:paragraph-rsid="001c65b8" style:font-size-asian="14pt" style:font-weight-asian="bold" style:font-size-complex="14pt" style:font-weight-complex="bold"/>
    </style:style>
    <style:style style:name="P12" style:family="paragraph" style:parent-style-name="Standard">
      <style:text-properties fo:font-size="14pt" fo:font-weight="bold" officeooo:rsid="002ab807" officeooo:paragraph-rsid="002ab807" style:font-size-asian="14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21869c" officeooo:paragraph-rsid="0021869c" style:font-size-asian="14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2b47e5" officeooo:paragraph-rsid="002b47e5" style:font-size-asian="14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220d21" officeooo:paragraph-rsid="00220d21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rsid="0030c0e3" officeooo:paragraph-rsid="0030c0e3" style:font-size-asian="14pt" style:font-weight-asian="bold" style:font-size-complex="14pt" style:font-weight-complex="bold"/>
    </style:style>
    <style:style style:name="P17" style:family="paragraph" style:parent-style-name="Standard">
      <style:text-properties officeooo:rsid="001c65b8" officeooo:paragraph-rsid="001c65b8"/>
    </style:style>
    <style:style style:name="P18" style:family="paragraph" style:parent-style-name="Standard">
      <style:text-properties officeooo:rsid="001c65b8" officeooo:paragraph-rsid="002b47e5"/>
    </style:style>
    <style:style style:name="P19" style:family="paragraph" style:parent-style-name="Standard">
      <style:text-properties officeooo:rsid="001c65b8" officeooo:paragraph-rsid="0022b5e5"/>
    </style:style>
    <style:style style:name="P20" style:family="paragraph" style:parent-style-name="Standard">
      <style:text-properties officeooo:rsid="001c65b8" officeooo:paragraph-rsid="0023f54c"/>
    </style:style>
    <style:style style:name="P21" style:family="paragraph" style:parent-style-name="Standard">
      <style:text-properties officeooo:rsid="002a0707" officeooo:paragraph-rsid="002a0707"/>
    </style:style>
    <style:style style:name="P22" style:family="paragraph" style:parent-style-name="Standard">
      <style:text-properties officeooo:rsid="002b47e5" officeooo:paragraph-rsid="002b47e5"/>
    </style:style>
    <style:style style:name="P23" style:family="paragraph" style:parent-style-name="Standard">
      <style:text-properties fo:font-weight="bold" officeooo:rsid="002b47e5" officeooo:paragraph-rsid="002b47e5" style:font-weight-asian="bold" style:font-weight-complex="bold"/>
    </style:style>
    <style:style style:name="P24" style:family="paragraph" style:parent-style-name="Standard">
      <style:text-properties fo:font-weight="bold" officeooo:rsid="0030c0e3" officeooo:paragraph-rsid="0030c0e3" style:font-weight-asian="bold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1cf84f" style:font-size-asian="14pt" style:font-size-complex="14pt"/>
    </style:style>
    <style:style style:name="T3" style:family="text">
      <style:text-properties fo:font-size="14pt" officeooo:rsid="001e2674" style:font-size-asian="14pt" style:font-size-complex="14pt"/>
    </style:style>
    <style:style style:name="T4" style:family="text">
      <style:text-properties fo:font-size="14pt" officeooo:rsid="001f0dc9" style:font-size-asian="14pt" style:font-size-complex="14pt"/>
    </style:style>
    <style:style style:name="T5" style:family="text">
      <style:text-properties fo:font-size="14pt" officeooo:rsid="0021869c" style:font-size-asian="14pt" style:font-size-complex="14pt"/>
    </style:style>
    <style:style style:name="T6" style:family="text">
      <style:text-properties fo:font-size="14pt" officeooo:rsid="00220d21" style:font-size-asian="14pt" style:font-size-complex="14pt"/>
    </style:style>
    <style:style style:name="T7" style:family="text">
      <style:text-properties fo:font-size="14pt" officeooo:rsid="0022b5e5" style:font-size-asian="14pt" style:font-size-complex="14pt"/>
    </style:style>
    <style:style style:name="T8" style:family="text">
      <style:text-properties fo:font-size="14pt" officeooo:rsid="0023f54c" style:font-size-asian="14pt" style:font-size-complex="14pt"/>
    </style:style>
    <style:style style:name="T9" style:family="text">
      <style:text-properties officeooo:rsid="002b47e5"/>
    </style:style>
    <style:style style:name="T10" style:family="text">
      <style:text-properties officeooo:rsid="00343a2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itle: <text:s/>Online wedding planner system </text:p>
      <text:p text:style-name="P2"/>
      <text:p text:style-name="P4">Project scope:</text:p>
      <text:p text:style-name="P3"/>
      <text:p text:style-name="P3"/>
      <text:p text:style-name="P1"><text:s text:c="6"/><text:span text:style-name="T1"><text:s text:c="2"/>online wedding planner system provides a common platform for customer and wedding suppliers.the system eases the tedious task of planning and organizing a wedding.The customer search and book wedding venue based on location,availability or their budget with all these feature <text:s/>integrated at one place the customer can place the wedding quickly and efficienty.</text:span></text:p>
      <text:p text:style-name="P7"/>
      <text:p text:style-name="P7"/>
      <text:p text:style-name="P17"><text:span text:style-name="T1">Functionalities of </text:span><text:span text:style-name="T3">design pages:-</text:span></text:p>
      <text:p text:style-name="P21"><text:span text:style-name="T3">p</text:span><text:span text:style-name="T1">roject contain modules:</text:span></text:p>
      <text:p text:style-name="P21"><text:span text:style-name="T1"><text:s text:c="3"/>user</text:span></text:p>
      <text:p text:style-name="P21"><text:span text:style-name="T1"><text:s text:c="3"/>admin</text:span></text:p>
      <text:p text:style-name="P21"><text:span text:style-name="T1"><text:s text:c="3"/>planner</text:span></text:p>
      <text:p text:style-name="P11">*User :</text:p>
      <text:p text:style-name="P12"><text:span text:style-name="T9">1.</text:span>login:</text:p>
      <text:p text:style-name="P18"><text:span text:style-name="T1"><text:s text:c="7"/>In user login </text:span><text:span text:style-name="T3">page it contains user’s </text:span><text:span text:style-name="T2">username and password.if user </text:span><text:span text:style-name="T3">is </text:span><text:span text:style-name="T2"><text:s/>already registered then user click login button,otherwise click </text:span><text:span text:style-name="T3">on </text:span><text:span text:style-name="T2">the registration button.</text:span></text:p>
      <text:p text:style-name="P18"><text:span text:style-name="T2"/></text:p>
      <text:p text:style-name="P23"><text:span text:style-name="T2">2.</text:span><text:span text:style-name="T1">Registration:</text:span></text:p>
      <text:p text:style-name="P18"><text:span text:style-name="T2">In user registration we are </text:span><text:span text:style-name="T3">taking input from user l</text:span><text:span text:style-name="T2">ike emailid <text:s/>as username,password should be 8 character including special character,number,character.date of birth in the form of like dd/mm/yyyy format,gender,a</text:span><text:span text:style-name="T3">ddress,mobile number etc.and after filling these information click on register button.</text:span></text:p>
      <text:p text:style-name="P18"><text:span text:style-name="T3"><text:s text:c="8"/>After sucessfully login of user it will click on Add event details button.after clicking on the add event button goes to the next page.</text:span></text:p>
      <text:p text:style-name="P18"><text:span text:style-name="T3"/></text:p>
      <text:p text:style-name="P23"><text:span text:style-name="T3">3.</text:span><text:span text:style-name="T1">Add Event:</text:span></text:p>
      <text:p text:style-name="P18"><text:span text:style-name="T3">it contains username ,</text:span><text:span text:style-name="T4">location of wedding venue ,estimated budget and </text:span><text:span text:style-name="T5">date of function after that click on submit details.</text:span></text:p>
      <text:p text:style-name="P18"><text:span text:style-name="T5"/></text:p>
      <text:p text:style-name="P23"><text:span text:style-name="T5">4.</text:span><text:span text:style-name="T1">Make Payment:</text:span></text:p>
      <text:p text:style-name="P8"><text:s text:c="3"/>After that for making payment click on payment in that there is option for net banking or credit card or debit card after that click on make payment.</text:p>
      <text:p text:style-name="P8"><text:s/></text:p>
      <text:p text:style-name="P8"/>
      <text:p text:style-name="P8"/>
      <text:p text:style-name="P13">PLANNER:</text:p>
      <text:p text:style-name="P8"><text:s text:c="3"/></text:p>
      <text:p text:style-name="P14">1.Log in:</text:p>
      <text:p text:style-name="P18"><text:span text:style-name="T3">In </text:span><text:span text:style-name="T6">planner</text:span><text:span text:style-name="T3"> login page it contains </text:span><text:span text:style-name="T6">planner</text:span><text:span text:style-name="T3">’s </text:span><text:span text:style-name="T2">username and password.if </text:span><text:span text:style-name="T6">planner</text:span><text:span text:style-name="T2"> </text:span><text:span text:style-name="T3">is </text:span><text:span text:style-name="T2"><text:s/>already registered then </text:span><text:span text:style-name="T6">planner</text:span><text:span text:style-name="T2"> click login button,otherwise click </text:span><text:span text:style-name="T3">on </text:span><text:span text:style-name="T2">the registration button.</text:span></text:p>
      <text:p text:style-name="P18"><text:span text:style-name="T2"/></text:p>
      <text:p text:style-name="P22"><text:span text:style-name="T2"/></text:p>
      <text:p text:style-name="P22"><text:span text:style-name="T2"/></text:p>
      <text:p text:style-name="P23"><text:soft-page-break/><text:span text:style-name="T2">2.</text:span><text:span text:style-name="T1">Registration:</text:span></text:p>
      <text:p text:style-name="P18"><text:span text:style-name="T2">In </text:span><text:span text:style-name="T6">planner</text:span><text:span text:style-name="T2"> registration we are </text:span><text:span text:style-name="T3">taking input from </text:span><text:span text:style-name="T6">planner</text:span><text:span text:style-name="T3"> l</text:span><text:span text:style-name="T2">ike emailid <text:s/>as username,password should be 8 character including special character,number,character,gender,</text:span><text:span text:style-name="T3">mobile number etc.and after filling these information click on register button.</text:span></text:p>
      <text:p text:style-name="P18"><text:span text:style-name="T3"/></text:p>
      <text:p text:style-name="P23"><text:span text:style-name="T3">3.</text:span><text:span text:style-name="T1">Payment Details:</text:span></text:p>
      <text:p text:style-name="P6"><text:span text:style-name="T3">P</text:span><text:span text:style-name="T1">ayment details will show.</text:span></text:p>
      <text:p text:style-name="P9"/>
      <text:p text:style-name="P15">ADMIN PAGE:</text:p>
      <text:p text:style-name="P9"/>
      <text:p text:style-name="P16">1.Log in:</text:p>
      <text:p text:style-name="P19"><text:span text:style-name="T1">In </text:span><text:span text:style-name="T6">admin</text:span><text:span text:style-name="T1"> login </text:span><text:span text:style-name="T3">page it contains </text:span><text:span text:style-name="T6">admins</text:span><text:span text:style-name="T3">’s </text:span><text:span text:style-name="T2">username and password.</text:span><text:span text:style-name="T7">after taking input from admin click on login button.after login admin can see buttons like user details,add planner details,user request,planner response and logout.</text:span></text:p>
      <text:p text:style-name="P19"><text:span text:style-name="T7"/></text:p>
      <text:p text:style-name="P24"><text:span text:style-name="T7">2.</text:span><text:span text:style-name="T1">User Detail:</text:span></text:p>
      <text:p text:style-name="P5"><text:span text:style-name="T7"><text:s text:c="2"/></text:span><text:span text:style-name="T8">After clicking on user details then admin can see all information about user.</text:span></text:p>
      <text:p text:style-name="P5"><text:span text:style-name="T8"/></text:p>
      <text:p text:style-name="P16">3.Add Planner:</text:p>
      <text:p text:style-name="P10">After clicking on add planner details like user name,emailid,estimated budget,address,mobile number.</text:p>
      <text:p text:style-name="P10"/>
      <text:p text:style-name="P16"><text:span text:style-name="T10">4</text:span>.<text:span text:style-name="T10">Planner Request:</text:span></text:p>
      <text:p text:style-name="P5"><text:span text:style-name="T8">Then admin can see user request and planner respnose.</text:span><text:span text:style-name="T1"> <text:s text:c="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8T22:11:20.732770677</meta:creation-date>
    <dc:date>2019-09-29T00:42:17.614958920</dc:date>
    <meta:editing-duration>PT53M35S</meta:editing-duration>
    <meta:editing-cycles>6</meta:editing-cycles>
    <meta:generator>LibreOffice/6.0.3.2$Linux_X86_64 LibreOffice_project/00m0$Build-2</meta:generator>
    <meta:document-statistic meta:table-count="0" meta:image-count="0" meta:object-count="0" meta:page-count="2" meta:paragraph-count="36" meta:word-count="351" meta:character-count="2477" meta:non-whitespace-character-count="2105"/>
  </office:meta>
</office:document-meta>
</file>